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3"/>
          <table:table-cell table:number-columns-repeated="1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0]-[.J29]+[.K29]" office:value-type="float" office:value="24" calcext:value-type="float">
            <text:p>24</text:p>
          </table:table-cell>
          <table:table-cell table:formula="of:=[.J30]-[.J29]+[.L2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4]/[.J34]*[.J35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4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4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4"/>
          <table:table-cell table:number-columns-repeated="8"/>
        </table:table-row>
        <table:table-row table:style-name="ro3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4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69]+[.O68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table:style-name="ce1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4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4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4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4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4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4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4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4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4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4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4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4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4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4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4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4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4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4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4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4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4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20:58:04.49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7-03-08T21:51:22.857000000</dc:date>
    <meta:editing-duration>P10DT10H39M35S</meta:editing-duration>
    <meta:editing-cycles>111</meta:editing-cycles>
    <meta:generator>LibreOffice/4.3.5.2$Windows_x86 LibreOffice_project/3a87456aaa6a95c63eea1c1b3201acedf0751bd5</meta:generator>
    <meta:document-statistic meta:table-count="7" meta:cell-count="676" meta:object-count="0"/>
  </office:meta>
</office:document-meta>
</file>